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23</text:p>
      <text:p text:style-name="P6">American Genizah Project: Partnership for Posterity</text:p>
      <text:p text:style-name="P6">Sabato Morais Collection Catalogue Template</text:p>
      <text:p text:style-name="P7"/>
      <text:p text:style-name="P7">Cataloguer: Heather Newlin</text:p>
      <text:p text:style-name="P7"/>
      <text:p text:style-name="P7"/>
      <text:p text:style-name="P7">I. Provenance</text:p>
      <text:p text:style-name="P7"/>
      <text:p text:style-name="P7">Source: CAJS Sabato Morais Papers</text:p>
      <text:p text:style-name="P7">Location: Box 7, FF 10</text:p>
      <text:p text:style-name="P7">Restrictions: ?</text:p>
      <text:p text:style-name="P7"/>
      <text:p text:style-name="P7">II. Descriptive Metadata</text:p>
      <text:p text:style-name="P7"/>
      <text:p text:style-name="P7">Script<text:tab/><text:tab/><text:tab/><text:tab/><text:tab/><text:tab/>Typescript<text:tab/></text:p>
      <text:p text:style-name="P7"><text:s/>(manuscript or typescript) <text:tab/><text:tab/><text:tab/><text:tab/></text:p>
      <text:p text:style-name="P7">Language (s)<text:tab/><text:tab/><text:tab/><text:tab/><text:tab/>English<text:tab/><text:tab/><text:tab/><text:tab/><text:tab/></text:p>
      <text:p text:style-name="P7">Author of letter<text:tab/><text:tab/><text:tab/><text:tab/>Sabato Morais<text:tab/></text:p>
      <text:p text:style-name="P7">Signed letter<text:tab/><text:tab/><text:tab/><text:tab/><text:tab/></text:p>
      <text:p text:style-name="P7">Unsigned letter</text:p>
      <text:p text:style-name="P7">Dictated letter</text:p>
      <text:p text:style-name="P7">Anonymous</text:p>
      <text:p text:style-name="P7">Addressee of letter<text:tab/><text:tab/><text:tab/><text:tab/>B. Felsenthal?</text:p>
      <text:p text:style-name="P7">Addressee as “Editor”<text:tab/><text:tab/><text:tab/><text:tab/></text:p>
      <text:p text:style-name="P7">Date (derived from Hebrew Date)<text:tab/><text:tab/></text:p>
      <text:p text:style-name="P7">Date (derived from Gregorian calendar)<text:tab/>October 20, 1896</text:p>
      <text:p text:style-name="P7">Month<text:tab/><text:tab/><text:tab/><text:tab/><text:tab/><text:tab/>October</text:p>
      <text:p text:style-name="P7">Year<text:tab/><text:tab/><text:tab/><text:tab/><text:tab/><text:tab/>1896</text:p>
      <text:p text:style-name="P7">Hebrew Date<text:tab/><text:tab/><text:tab/><text:tab/><text:tab/></text:p>
      <text:p text:style-name="P7">Undated</text:p>
      <text:p text:style-name="P7">City<text:tab/><text:tab/><text:tab/><text:tab/><text:tab/><text:tab/>Philadelphia</text:p>
      <text:p text:style-name="P7">State<text:tab/><text:tab/><text:tab/><text:tab/><text:tab/><text:tab/>PA</text:p>
      <text:p text:style-name="P7">Country<text:tab/><text:tab/><text:tab/><text:tab/><text:tab/>USA</text:p>
      <text:p text:style-name="P7">Subject<text:tab/><text:tab/><text:tab/><text:tab/><text:tab/></text:p>
      <text:p text:style-name="P7">Keywords</text:p>
      <text:p text:style-name="P7"/>
      <text:p text:style-name="P7"/>
      <text:p text:style-name="P7">III. Document Types</text:p>
      <text:p text:style-name="P7"/>
      <text:p text:style-name="P7">Correspondence<text:tab/><text:tab/><text:tab/><text:tab/>Y</text:p>
      <text:p text:style-name="P7">(Synagogue) Sermon</text:p>
      <text:p text:style-name="P7">(Public) Discourse</text:p>
      <text:p text:style-name="P7">Literary Document<text:tab/><text:tab/><text:tab/><text:tab/></text:p>
      <text:p text:style-name="P7">Legal Document</text:p>
      <text:p text:style-name="P7">Receipts</text:p>
      <text:p text:style-name="P7">Newspaper Clipping</text:p>
      <text:p text:style-name="P7">Greeting Card</text:p>
      <text:p text:style-name="P7">Calling Card</text:p>
      <text:p text:style-name="P7"><text:soft-page-break/></text:p>
      <text:p text:style-name="P7"/>
      <text:p text:style-name="P7">IV. Physical Features </text:p>
      <text:p text:style-name="P7"/>
      <text:p text:style-name="P7">Condition (e.g. fragile)<text:tab/><text:tab/><text:tab/></text:p>
      <text:p text:style-name="P7">Paper size (letter or legal size)<text:tab/><text:tab/>Letter</text:p>
      <text:p text:style-name="P7">Number of Pages<text:tab/><text:tab/><text:tab/><text:tab/>1</text:p>
      <text:p text:style-name="P7">Number of Sheets<text:tab/><text:tab/><text:tab/><text:tab/>1</text:p>
      <text:p text:style-name="P7">Fragment<text:tab/><text:tab/><text:tab/><text:tab/><text:tab/></text:p>
      <text:p text:style-name="P7">Pagination </text:p>
      <text:p text:style-name="P7">Foliation</text:p>
      <text:p text:style-name="P7">Additional Numeration</text:p>
      <text:p text:style-name="P7">Envelope<text:tab/><text:tab/><text:tab/><text:tab/><text:tab/></text:p>
      <text:p text:style-name="P7">Stamp<text:tab/><text:tab/><text:tab/><text:tab/><text:tab/><text:tab/></text:p>
      <text:p text:style-name="P7">Postma<text:tab/>rk<text:tab/><text:tab/><text:tab/><text:tab/><text:tab/></text:p>
      <text:p text:style-name="P7">Wax seal<text:tab/><text:tab/><text:tab/><text:tab/><text:tab/></text:p>
      <text:p text:style-name="P7"/>
      <text:p text:style-name="P7">V. Added entries </text:p>
      <text:p text:style-name="P7"/>
      <text:p text:style-name="P7">Additional names mentioned: </text:p>
      <text:p text:style-name="P7">Additional Places mentioned: </text:p>
      <text:p text:style-name="P7">Additional Dates mentioned:</text:p>
      <text:p text:style-name="P7"/>
      <text:p text:style-name="P7">VI. Not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II Transcription</text:p>
      <text:p text:style-name="P2">(Symbols: ?=uncertain; []=supplied information; /=end of line)</text:p>
      <text:p text:style-name="P2"><text:span text:style-name="T1"/></text:p>
      <text:p text:style-name="P3">COPY<text:span text:style-name="T2">/</text:span></text:p>
      <text:p text:style-name="P4"><text:span text:style-name="T2">S. MORAIS/</text:span></text:p>
      <text:p text:style-name="P4"><text:span text:style-name="T2">546 N. FIFTH STREET/</text:span></text:p>
      <text:p text:style-name="P4"><text:span text:style-name="T2">PHILADELPHIA, PA./</text:span></text:p>
      <text:p text:style-name="P5"><text:span text:style-name="T2">Oct. 20, 1896/</text:span></text:p>
      <text:p text:style-name="P3"><text:span text:style-name="T2">My dear Sir and Valued Friend/</text:span></text:p>
      <text:p text:style-name="P3"><text:span text:style-name="T2"><text:tab/>Your letter expressive of the kindest/ thoughts has given me much pleasure. <text:s/>[Hebrew]/ [Hebrew]. <text:s/>Without flattering [Hebrew]/ you are one of the few, whose good opinion is worth having, for in you we/ find [Hebrew] and if we do not quite agree/ in practice, we do not, by reason of it, refuse [Hebrew]/ Like you I regret that the [Hebrew]/ [Hebrew] is applicable among us to more than one white cravatted[sic!],/ but to complain is useless [Hebrew]./</text:span></text:p>
      <text:p text:style-name="P3"><text:span text:style-name="T2"><text:tab/>My health about which, in your friendliness, you feel/ concerned has considerably improved, enabling me to resume the performance/ of my duties, but yet [Hebrew]/ nor can it be expected at my age. <text:s/>Sincere thanks for your wishes,/ heartily reciprocated by yours very truly/ (SIGNED) S. </text:span><text:soft-page-break/><text:span text:style-name="T2">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5:34:47.58</meta:creation-date>
    <dc:date>2012-01-05T15:38:43.58</dc:date>
    <dc:creator>Penn Libraries</dc:creator>
    <meta:editing-duration>PT00H03M5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306" meta:character-count="2117"/>
  </office:meta>
</office:document-meta>
</file>